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20%" fo:text-indent="-0.8752in" style:auto-text-indent="false" fo:background-color="transparent">
        <style:tab-stops>
          <style:tab-stop style:position="-0.6252in"/>
        </style:tab-stops>
      </style:paragraph-properties>
      <style:text-properties officeooo:rsid="00043840" officeooo:paragraph-rsid="00043840"/>
    </style:style>
    <style:style style:name="P2" style:family="paragraph" style:parent-style-name="Text_20_body">
      <loext:graphic-properties draw:fill="none"/>
      <style:paragraph-properties fo:margin-top="0in" fo:margin-bottom="0.0972in" loext:contextual-spacing="false" fo:line-height="120%" fo:background-color="transparent">
        <style:tab-stops>
          <style:tab-stop style:position="-0.6252in"/>
        </style:tab-stops>
      </style:paragraph-properties>
      <style:text-properties officeooo:rsid="00043840" officeooo:paragraph-rsid="00043840"/>
    </style:style>
    <style:style style:name="P3" style:family="paragraph" style:parent-style-name="Text_20_body" style:list-style-name="L3" style:master-page-name="">
      <loext:graphic-properties draw:fill="none"/>
      <style:paragraph-properties fo:margin-top="0in" fo:margin-bottom="0.0972in" loext:contextual-spacing="false" fo:line-height="120%" style:page-number="auto" fo:background-color="transparent">
        <style:tab-stops>
          <style:tab-stop style:position="-0.6252in"/>
        </style:tab-stops>
      </style:paragraph-properties>
      <style:text-properties officeooo:paragraph-rsid="00043840"/>
    </style:style>
    <style:style style:name="T1" style:family="text">
      <style:text-properties officeooo:rsid="000438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Идеи по конюшне</text:p>
      <text:p text:style-name="Text_20_body"/>
      <text:list xml:id="list3134877193175654997" text:style-name="L3">
        <text:list-item>
          <text:p text:style-name="P3"><text:span text:style-name="T1">[11:34:44] Maxim Tugai: у нас со временем будет самая инновационная конюшня (nod)<text:line-break/>[11:34:58] Анна Бжегожевская: да? -)<text:line-break/>[11:35:03] Maxim Tugai: она уже инновационная по части сервиса видеонаблюдения для клиентов<text:line-break/>[11:35:12] Maxim Tugai: а будет ещё инновационнее<text:line-break/>[11:36:15] Maxim Tugai: к примеру, можно на голове каждой лошади закрепить веб-камеру, и дать с неё видео владельцу этой лошади. Чтоб он видел видео как бы от лица самой лошади<text:line-break/>[11:36:29] Maxim Tugai: (это один из примеров)<text:line-break/>[11:36:37] Maxim Tugai: кстати, интересный<text:line-break/>[11:37:20] Анна Бжегожевская: это тебе только что в голову пришло?<text:line-break/>[11:37:24] Maxim Tugai: ага<text:line-break/>[11:37:29] Анна Бжегожевская: прикольно<text:line-break/>[11:38:33] Maxim Tugai: ну да. Просто я подумал - большинство владельцев могут приезжать к своим любимцам только по выходным. Видеонаблюдение - уже огромное облегчение. А если есть возможность видеть мир глазами своей лошади - то ещё большее облегчение<text:line-break/>[11:39:19] Maxim Tugai: экшн-камеру к недоуздку прикрепить - и вуаля<text:line-break/>[11:39:44] Анна Бжегожевская: это если они захотят, чтобы лошадь все время была в недоуздке<text:line-break/>[11:39:52] Анна Бжегожевская: но идея интересная<text:line-break/>[11:39:55] Maxim Tugai: можно не к недоуздку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543in" fo:margin-right="0.292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18:50:02.697286213</meta:creation-date>
    <dc:date>2015-12-24T18:54:04.579591063</dc:date>
    <meta:editing-duration>PT4M1S</meta:editing-duration>
    <meta:editing-cycles>1</meta:editing-cycles>
    <meta:document-statistic meta:table-count="0" meta:image-count="0" meta:object-count="0" meta:page-count="1" meta:paragraph-count="2" meta:word-count="175" meta:character-count="1187" meta:non-whitespace-character-count="1015"/>
    <meta:generator>LibreOffice/5.0.2.2$Linux_X86_64 LibreOffice_project/00m0$Build-2</meta:generator>
  </office:meta>
</office:document-meta>
</file>